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Contents">
      <style:paragraph-properties fo:margin-left="0in" fo:margin-right="0in" fo:text-indent="0in" style:auto-text-indent="false"/>
    </style:style>
    <style:style style:name="P2" style:family="paragraph" style:parent-style-name="Preformatted_20_Text">
      <style:paragraph-properties fo:margin-top="0in" fo:margin-bottom="0.1965in"/>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Standard">
      <style:text-properties fo:font-weight="bold" style:font-weight-asian="bold" style:font-weight-complex="bold"/>
    </style:style>
    <style:style style:name="P6" style:family="paragraph" style:parent-style-name="Heading_20_3">
      <style:text-properties fo:color="#000000" style:font-name="Monospace" fo:font-size="10pt" style:font-name-asian="Monospace" style:font-size-asian="10pt" style:font-name-complex="Monospace"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nsorExtensions</text:p>
      <text:p text:style-name="Standard"/>
      <text:p text:style-name="Standard">Create a shared library for non-app components of SpheroTracker project.</text:p>
      <text:p text:style-name="Standard"/>
      <text:p text:style-name="Standard">Eclipse. <text:s/>File.New.Android Project. check is library.</text:p>
      <text:p text:style-name="Standard">Add c++ nature: File.New.Other.C++.Convert to C++</text:p>
      <text:p text:style-name="Standard">Move files from StreamingExample project to SensorExtensions</text:p>
      <text:p text:style-name="Standard"/>
      <text:p text:style-name="Standard">packages:</text:p>
      <text:p text:style-name="Standard"><text:span text:style-name="T2">core</text:span> - basic data structures and core algorithms</text:p>
      <text:p text:style-name="Standard">DataQueue</text:p>
      <text:p text:style-name="Standard"/>
      <text:p text:style-name="Standard"><text:span text:style-name="T2">pipeline</text:span> - catchall package. <text:s/>Spawn new packages as they mature from here.</text:p>
      <text:p text:style-name="Standard">DataFilter</text:p>
      <text:p text:style-name="Standard">DataConverter</text:p>
      <text:p text:style-name="Standard">DataInterpolator</text:p>
      <text:p text:style-name="Standard"/>
      <text:p text:style-name="Standard"><text:span text:style-name="T2">signalmamager </text:span>- unified approach to sensor APIs. <text:s/>The glue to let a foreign API talk to ours.</text:p>
      <text:p text:style-name="Standard">DiscoverSensors</text:p>
      <text:p text:style-name="Standard">SignalMessenger - coordinates messages between sensors on different devices.</text:p>
      <text:p text:style-name="Standard">SignalMessage</text:p>
      <text:p text:style-name="Standard"/>
      <text:p text:style-name="Standard"><text:span text:style-name="T2">budget</text:span> - monitor time, energy, memory resource use and change parameters to stay in budget</text:p>
      <text:p text:style-name="Standard"/>
      <text:p text:style-name="Standard"/>
      <text:p text:style-name="P3">Design</text:p>
      <text:p text:style-name="Text_20_body">OpenCV Java API consists of hundreds thin wrappers to native OpenCV functions. Most of these wrappers are generated automatically at build time, and just a small part of them is written manually. (BTW the same approach is used for OpenCV Python API.) Most of OpenCV Java classes (except primitive ones like Point, Rect, Scalar, etc) keep just an address of the corresponding native object and use it for calls to native methods. The Mat class is wrapped manually but it still keeps all the data in native.</text:p>
      <text:p text:style-name="Text_20_body">Not all the OpenCV classes and functions are ported to Java, just a subset of most important ones and those that have easy-to-port API.</text:p>
      <text:p text:style-name="Text_20_body">Generally, a program that extensively uses OpenCV should do it in native level that allows access to all the C/C++ library API and eliminates overhead of numerous JNI calls.</text:p>
      <text:p text:style-name="Text_20_body">it might happen that that the function can be ported automatically after some improvements in the wrappers generator script or it may be more sensible adding another manual wrapper like ones stored under <text:a xlink:type="simple" xlink:href="http://code.opencv.org/projects/opencv/repository/show/trunk/opencv/modules/java/generator/src">opencv/modules/java/generator/src</text:a> folder.</text:p>
      <text:p text:style-name="Text_20_body">So please open a feature request at <text:a xlink:type="simple" xlink:href="http://code.opencv.org/projects/opencv/issues">OpenCV tracker</text:a> and we'll suggest a recommended way to contribute a new warapper(s).</text:p>
      <text:p text:style-name="Standard">When you browse OpenCV reference at <text:a xlink:type="simple" xlink:href="http://docs.opencv.org/">docs.opencv.org</text:a> there is a hint how to guess if some particulat function is wrapped to Java: if there is a Python version of the function started from 'cv2.' then it exists in Java as well. This is because Python wrappers generator shares some code with Java wrappers generator.</text:p>
      <text:p text:style-name="Standard"/>
      <text:p text:style-name="Standard"/>
      <text:p text:style-name="P3"><text:soft-page-break/>DataStructures</text:p>
      <text:p text:style-name="Standard">DataQueue This is the mariage Apache Commons circularFifoBuffer and OpenCV Mat. <text:s/>If sensor data is aquired coherently (all sensors sampled at the same time) then we will put them all into one Mat to do sensor fusion. <text:s/>If they are sampled incoherently, each SensorDataQueue will have its own CircularFifoBuffer&lt;long timestamp&gt;(queueLength). <text:s text:c="2"/></text:p>
      <text:p text:style-name="Standard"/>
      <text:p text:style-name="P3">Documentation</text:p>
      <text:p text:style-name="Standard"/>
      <text:p text:style-name="Standard"><text:a xlink:type="simple" xlink:href="http://stackoverflow.com/questions/3644726/javadoc-package-html-or-package-info-java">http://stackoverflow.com/questions/3644726/javadoc-package-html-or-package-info-java</text:a></text:p>
      <text:p text:style-name="Standard">Argument for package-info.java and annotations as source for javadoc </text:p>
      <text:p text:style-name="Standard"/>
      <text:p text:style-name="Standard">How to add custom tags like @example to javadoc </text:p>
      <text:p text:style-name="Standard"><text:a xlink:type="simple" xlink:href="http://weblogs.java.net/blog/survivant/archive/2009/11/08/extends-javadoc-custom-tags-example">http://weblogs.java.net/blog/survivant/archive/2009/11/08/extends-javadoc-custom-tags-example</text:a></text:p>
      <text:p text:style-name="Standard"/>
      <text:p text:style-name="Standard"/>
      <text:p text:style-name="P3">Coding Constructs</text:p>
      <text:p text:style-name="Standard"/>
      <text:p text:style-name="Standard">I would like the signal generator to have a library of functions (linear, sin, square, etc) each having a variable length of parameters. <text:s/>Then I'd like the general methods getSignal(t) and getNextSignal() where a known sample rate and sampleCount can be used to determine t in getSignal(t).</text:p>
      <text:p text:style-name="Standard">A user will operate the signal generator in two stages. <text:s/></text:p>
      <text:p text:style-name="Standard">Stage 1: For each channel of the signal generator (for multiple sensors) one or more scalar generating functions can be chosen with default parameters. <text:s/>First we specify a library function or add a custom function to the library, and configure their parameters. <text:s/>Parameters can then be configured.</text:p>
      <text:p text:style-name="Standard"/>
      <text:p text:style-name="Standard">Stage two is making calls to getSignal, start ( allow calls to getSignal), pause (stop allowing calls to getSignal), stop (reset sampleCount to zero, stop allowing calls)</text:p>
      <text:p text:style-name="Standard">Functors</text:p>
      <text:p text:style-name="Standard"><text:a xlink:type="simple" xlink:href="http://apachecommonstipsandtricks.blogspot.com/2009/01/examples-of-functors-transformers.html">http://apachecommonstipsandtricks.blogspot.com/2009/01/examples-of-functors-transformers.html</text:a></text:p>
      <text:p text:style-name="Standard">Chained Closures</text:p>
      <text:p text:style-name="Standard"><text:a xlink:type="simple" xlink:href="https://discursive.atlassian.net/wiki/display/CJCOOK/Chaining+Closures">https://discursive.atlassian.net/wiki/display/CJCOOK/Chaining+Closures</text:a></text:p>
      <text:p text:style-name="Standard"/>
      <text:p text:style-name="Standard"/>
      <text:p text:style-name="Standard">signalGenerator</text:p>
      <text:p text:style-name="Standard">mSampleCount</text:p>
      <text:p text:style-name="Standard">mFunctionLib</text:p>
      <text:p text:style-name="Standard">mChannels[]</text:p>
      <text:p text:style-name="Standard"/>
      <text:p text:style-name="Standard">mChannels</text:p>
      <text:p text:style-name="Standard">mChannelFunctionList</text:p>
      <text:p text:style-name="Standard"/>
      <text:p text:style-name="Standard">functionObject</text:p>
      <text:p text:style-name="Standard">mName</text:p>
      <text:p text:style-name="Standard">mParameters1</text:p>
      <text:p text:style-name="Standard">mParameters2</text:p>
      <text:p text:style-name="Standard">mParameters3</text:p>
      <text:p text:style-name="Standard">mOutput</text:p>
      <text:p text:style-name="Standard">mDomain ([x,y] where function is non-zero</text:p>
      <text:p text:style-name="Standard"/>
      <text:p text:style-name="Standard"><text:soft-page-break/><text:a xlink:type="simple" xlink:href="http://commons.apache.org/collections/apidocs/org/apache/commons/collections/CollectionUtils.html#collect%28java.util.Collection,%20org.apache.commons.collections.Transformer%29"><text:span text:style-name="Source_20_Text"><text:span text:style-name="T1">collect</text:span></text:span></text:a><text:span text:style-name="Source_20_Text">(java.util.Collection inputCollection, </text:span><text:a xlink:type="simple" xlink:href="http://commons.apache.org/collections/apidocs/org/apache/commons/collections/Transformer.html"><text:span text:style-name="Source_20_Text"><text:span text:style-name="T4">Transformer</text:span></text:span></text:a><text:span text:style-name="Source_20_Text"> transformer)</text:span> <text:line-break/>Returns a new Collection consisting of the elements of inputCollection transformed by the given transformer.</text:p>
      <text:p text:style-name="Standard"/>
      <text:p text:style-name="Preformatted_20_Text"/>
      <text:p text:style-name="Preformatted_20_Text"><text:a xlink:type="simple" xlink:href="http://www.blog.dannynet.net/archives/39">http://www.blog.dannynet.net/archives/39</text:a></text:p>
      <text:p text:style-name="Preformatted_20_Text">class ClosureWithResult&lt;E&gt; extends Closure {</text:p>
      <text:p text:style-name="Preformatted_20_Text"><text:tab/>&lt;E&gt; getResult();</text:p>
      <text:p text:style-name="Preformatted_20_Text">}</text:p>
      <text:p text:style-name="Preformatted_20_Text"/>
      <text:p text:style-name="Preformatted_20_Text">ClosureWithResult sumClosure = new ClosureWithResult() {</text:p>
      <text:p text:style-name="Preformatted_20_Text"><text:s text:c="4"/>double sum = 0;</text:p>
      <text:p text:style-name="Preformatted_20_Text"><text:s text:c="4"/>public void execute(Object o) {</text:p>
      <text:p text:style-name="Preformatted_20_Text"><text:s text:c="8"/>sum += <text:s/>((Item) o).amount;</text:p>
      <text:p text:style-name="Preformatted_20_Text"><text:s text:c="4"/>}</text:p>
      <text:p text:style-name="Preformatted_20_Text"><text:s text:c="4"/>public Object getResult() {</text:p>
      <text:p text:style-name="Preformatted_20_Text"><text:s text:c="8"/>return new Double(sum);</text:p>
      <text:p text:style-name="Preformatted_20_Text"><text:s text:c="4"/>}</text:p>
      <text:p text:style-name="Preformatted_20_Text">}</text:p>
      <text:p text:style-name="Preformatted_20_Text">CollectionUtils.forAllDo(items, sumClosure);</text:p>
      <text:p text:style-name="P2">itemSum= ((Double)sumClosure.getResult()).doubleValue();</text:p>
      <text:p text:style-name="P2">throws</text:p>
      <text:p text:style-name="List_20_Contents"><text:span text:style-name="Source_20_Text">java.lang.ClassCastException</text:span> - (runtime) if the input is the wrong class </text:p>
      <text:p text:style-name="List_20_Contents"><text:span text:style-name="Source_20_Text">java.lang.IllegalArgumentException</text:span> - (runtime) if the input is invalid </text:p>
      <text:p text:style-name="List_20_Contents"><text:a xlink:type="simple" xlink:href="http://commons.apache.org/collections/apidocs/org/apache/commons/collections/FunctorException.html"><text:span text:style-name="Source_20_Text">FunctorException</text:span></text:a> - (runtime) if any other error occurs</text:p>
      <text:p text:style-name="List_20_Contents"/>
      <text:p text:style-name="P1"><text:span text:style-name="Source_20_Text"><text:span text:style-name="T3">java.lang.Object</text:span></text:span> <text:a xlink:type="simple" xlink:href="http://commons.apache.org/collections/apidocs/org/apache/commons/collections/Transformer.html#transform%28java.lang.Object%29"><text:span text:style-name="Source_20_Text"><text:span text:style-name="T1">transform</text:span></text:span></text:a><text:span text:style-name="Source_20_Text">(java.lang.Object input)</text:span> <text:line-break/>Transforms the input object (leaving it unchanged) into some output object.</text:p>
      <text:p text:style-name="P1"/>
      <text:p text:style-name="P1">Strategy Pattern: The concept here is we create an interface (which is a contract or in the wrench analogy the part that connects the socket to the wrench) whereby algorithms can be selected and dynamically installed at runtime.</text:p>
      <text:p text:style-name="P1"><text:a xlink:type="simple" xlink:href="http://apachecommonstipsandtricks.blogspot.com/2009/01/transformedmap-and-transformers.html">http://apachecommonstipsandtricks.blogspot.com/2009/01/transformedmap-and-transformers.html</text:a></text:p>
      <text:p text:style-name="P1"/>
      <text:p text:style-name="P1"/>
      <text:h text:style-name="P6" text:outline-level="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sten </meta:initial-creator>
    <meta:creation-date>2012-08-09T11:01:47</meta:creation-date>
    <dc:date>2012-08-13T09:41:19</dc:date>
    <dc:creator>kesten </dc:creator>
    <meta:editing-duration>P2DT3H24M13S</meta:editing-duration>
    <meta:editing-cycles>3</meta:editing-cycles>
    <meta:generator>LibreOffice/3.5$Linux_X86_64 LibreOffice_project/350m1$Build-2</meta:generator>
    <meta:document-statistic meta:table-count="0" meta:image-count="0" meta:object-count="0" meta:page-count="3" meta:paragraph-count="76" meta:word-count="717" meta:character-count="5325" meta:non-whitespace-character-count="4627"/>
  </office:meta>
</office:document-meta>
</file>